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65cc77" officeooo:paragraph-rsid="0065cc77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6816ea" officeooo:paragraph-rsid="006b523c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6d8976" officeooo:paragraph-rsid="006d8976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706607" officeooo:paragraph-rsid="00706607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708fd0" officeooo:paragraph-rsid="00708fd0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70ea11" officeooo:paragraph-rsid="0070ea11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769068" officeooo:paragraph-rsid="00769068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796f59" officeooo:paragraph-rsid="00796f5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7ae4c4" officeooo:paragraph-rsid="007ae4c4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7cd4b8" officeooo:paragraph-rsid="007cd4b8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7f9eb6" officeooo:paragraph-rsid="007f9e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819948" officeooo:paragraph-rsid="00819948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9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text-position="0% 100%" fo:font-size="12pt" style:text-underline-style="none" fo:font-weight="normal" officeooo:rsid="005572d3" officeooo:paragraph-rsid="00634aaf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text-position="0% 100%" fo:font-size="12pt" style:text-underline-style="none" fo:font-weight="normal" officeooo:rsid="0056407f" officeooo:paragraph-rsid="00634aa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text-position="0% 100%" fo:font-size="12pt" style:text-underline-style="none" fo:font-weight="normal" officeooo:rsid="0058138e" officeooo:paragraph-rsid="00634aaf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text-position="0% 100%" fo:font-size="12pt" style:text-underline-style="none" fo:font-weight="normal" officeooo:rsid="005a806e" officeooo:paragraph-rsid="00634aaf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text-position="0% 100%" fo:font-size="12pt" style:text-underline-style="none" fo:font-weight="normal" officeooo:rsid="005b741d" officeooo:paragraph-rsid="00634aaf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text-position="0% 100%" fo:font-size="12pt" style:text-underline-style="none" fo:font-weight="normal" officeooo:rsid="005cefae" officeooo:paragraph-rsid="00634aaf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text-position="0% 100%" fo:font-size="12pt" style:text-underline-style="none" fo:font-weight="normal" officeooo:rsid="005d978b" officeooo:paragraph-rsid="00634aaf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text-position="0% 100%" fo:font-size="12pt" style:text-underline-style="none" fo:font-weight="normal" officeooo:rsid="005f54e0" officeooo:paragraph-rsid="00634aaf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text-position="0% 100%" fo:font-size="12pt" style:text-underline-style="none" fo:font-weight="normal" officeooo:rsid="005f6cac" officeooo:paragraph-rsid="00634aa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text-position="0% 100%" fo:font-size="12pt" style:text-underline-style="none" fo:font-weight="normal" officeooo:rsid="0061af82" officeooo:paragraph-rsid="0061af82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text-position="0% 100%" fo:font-size="12pt" style:text-underline-style="none" fo:font-weight="normal" officeooo:rsid="0061af82" officeooo:paragraph-rsid="005572d3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text-position="0% 100%" fo:font-size="12pt" style:text-underline-style="none" fo:font-weight="normal" officeooo:rsid="0061af82" officeooo:paragraph-rsid="00634aaf" style:font-size-asian="10.5pt" style:font-weight-asian="normal" style:font-size-complex="12pt" style:font-weight-complex="normal"/>
    </style:style>
    <style:style style:name="P75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76" style:family="paragraph" style:parent-style-name="Standard">
      <style:text-properties style:text-position="0% 100%"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text-position="0% 100%" fo:font-size="12pt" style:text-underline-style="none" fo:font-weight="normal" officeooo:rsid="006816ea" officeooo:paragraph-rsid="006816ea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text-position="0% 100%"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text-position="0% 100%" fo:font-size="12pt" style:text-underline-style="none" fo:font-weight="normal" officeooo:rsid="0072d4ce" officeooo:paragraph-rsid="0072d4ce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text-position="0% 100%" fo:font-size="12pt" style:text-underline-style="none" fo:font-weight="normal" officeooo:rsid="0074ccb3" officeooo:paragraph-rsid="0074ccb3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text-position="0% 100%" fo:font-size="12pt" style:text-underline-style="none" fo:font-weight="normal" officeooo:rsid="007885ff" officeooo:paragraph-rsid="007885ff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style:text-underline-style="solid" style:text-underline-width="auto" style:text-underline-color="font-color" fo:font-weight="normal" officeooo:rsid="00845352" officeooo:paragraph-rsid="0084535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style:text-underline-style="solid" style:text-underline-width="auto" style:text-underline-color="font-color" fo:font-weight="normal" officeooo:rsid="0085e171" officeooo:paragraph-rsid="0085e171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style:text-underline-style="solid" style:text-underline-width="auto" style:text-underline-color="font-color" fo:font-weight="normal" officeooo:rsid="008d1908" officeooo:paragraph-rsid="008d1908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style:text-underline-style="solid" style:text-underline-width="auto" style:text-underline-color="font-color" fo:font-weight="normal" officeooo:rsid="008fc9bd" officeooo:paragraph-rsid="008fc9bd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style:text-underline-style="solid" style:text-underline-width="auto" style:text-underline-color="font-color" fo:font-weight="normal" officeooo:rsid="0092947d" officeooo:paragraph-rsid="0092947d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style:text-underline-style="solid" style:text-underline-width="auto" style:text-underline-color="font-color" fo:font-weight="normal" officeooo:rsid="00970d03" officeooo:paragraph-rsid="00970d03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style:text-underline-style="solid" style:text-underline-width="auto" style:text-underline-color="font-color" fo:font-weight="normal" officeooo:rsid="0098c559" officeooo:paragraph-rsid="0098c559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style:text-underline-style="solid" style:text-underline-width="auto" style:text-underline-color="font-color" fo:font-weight="normal" officeooo:rsid="009a8f39" officeooo:paragraph-rsid="009a8f39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style:text-underline-style="solid" style:text-underline-width="auto" style:text-underline-color="font-color" fo:font-weight="normal" officeooo:rsid="009bc14e" officeooo:paragraph-rsid="009bc14e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style:text-underline-style="solid" style:text-underline-width="auto" style:text-underline-color="font-color" fo:font-weight="normal" officeooo:rsid="009daded" officeooo:paragraph-rsid="009daded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9ffa81" officeooo:paragraph-rsid="009ffa81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style:text-underline-style="solid" style:text-underline-width="auto" style:text-underline-color="font-color" fo:font-weight="normal" officeooo:rsid="00a00a47" officeooo:paragraph-rsid="00a00a47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style:text-underline-style="solid" style:text-underline-width="auto" style:text-underline-color="font-color" fo:font-weight="normal" officeooo:rsid="00a0d0ce" officeooo:paragraph-rsid="00a0d0ce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font-size="12pt" style:text-underline-style="solid" style:text-underline-width="auto" style:text-underline-color="font-color" fo:font-weight="normal" officeooo:rsid="00a0fca7" officeooo:paragraph-rsid="00a0d0ce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style:text-underline-style="solid" style:text-underline-width="auto" style:text-underline-color="font-color" fo:font-weight="normal" officeooo:rsid="00a0fca7" officeooo:paragraph-rsid="00a0fca7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font-size="12pt" style:text-underline-style="solid" style:text-underline-width="auto" style:text-underline-color="font-color" fo:font-weight="normal" officeooo:rsid="00a227d9" officeooo:paragraph-rsid="00a227d9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size="12pt" style:text-underline-style="solid" style:text-underline-width="auto" style:text-underline-color="font-color" fo:font-weight="normal" officeooo:rsid="00a4da7d" officeooo:paragraph-rsid="00a4da7d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style:text-underline-style="solid" style:text-underline-width="auto" style:text-underline-color="font-color" fo:font-weight="normal" officeooo:rsid="00a63566" officeooo:paragraph-rsid="00a63566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font-size="12pt" style:text-underline-style="solid" style:text-underline-width="auto" style:text-underline-color="font-color" fo:font-weight="normal" officeooo:rsid="00a92745" officeooo:paragraph-rsid="00a92745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style:text-underline-style="none" fo:font-weight="normal" officeooo:rsid="008915e2" officeooo:paragraph-rsid="008915e2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font-size="12pt" style:text-underline-style="none" fo:font-weight="normal" officeooo:rsid="008a406d" officeooo:paragraph-rsid="008a406d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font-size="12pt" style:text-underline-style="none" fo:font-weight="normal" officeooo:rsid="008c17f7" officeooo:paragraph-rsid="008c17f7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style:text-underline-style="none" fo:font-weight="bold" officeooo:rsid="008c17f7" officeooo:paragraph-rsid="008c17f7" style:font-size-asian="10.5pt" style:font-weight-asian="bold" style:font-size-complex="12pt" style:font-weight-complex="bold"/>
    </style:style>
    <style:style style:name="P107" style:family="paragraph" style:parent-style-name="Standard">
      <style:text-properties fo:font-size="12pt" style:text-underline-style="none" fo:font-weight="bold" officeooo:rsid="008d8ed4" officeooo:paragraph-rsid="008d8ed4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style:text-underline-style="none" officeooo:rsid="00847ec8"/>
    </style:style>
    <style:style style:name="T9" style:family="text">
      <style:text-properties style:text-underline-style="none" officeooo:rsid="0085e17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91915c"/>
    </style:style>
    <style:style style:name="T12" style:family="text">
      <style:text-properties style:text-underline-style="none" officeooo:rsid="00925ffa"/>
    </style:style>
    <style:style style:name="T13" style:family="text">
      <style:text-properties style:text-underline-style="none" officeooo:rsid="00947080"/>
    </style:style>
    <style:style style:name="T14" style:family="text">
      <style:text-properties style:text-underline-style="none" officeooo:rsid="0098c559"/>
    </style:style>
    <style:style style:name="T15" style:family="text">
      <style:text-properties style:text-underline-style="none" officeooo:rsid="00a227d9"/>
    </style:style>
    <style:style style:name="T16" style:family="text">
      <style:text-properties officeooo:rsid="0019d2da"/>
    </style:style>
    <style:style style:name="T17" style:family="text">
      <style:text-properties fo:font-style="normal"/>
    </style:style>
    <style:style style:name="T18" style:family="text">
      <style:text-properties fo:font-style="normal" officeooo:rsid="001d2a62"/>
    </style:style>
    <style:style style:name="T19" style:family="text">
      <style:text-properties fo:font-style="normal" officeooo:rsid="0021d7c5"/>
    </style:style>
    <style:style style:name="T20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1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2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23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4" style:family="text">
      <style:text-properties style:text-position="super 58%"/>
    </style:style>
    <style:style style:name="T25" style:family="text">
      <style:text-properties style:text-position="super 58%" style:text-underline-style="none"/>
    </style:style>
    <style:style style:name="T26" style:family="text">
      <style:text-properties style:text-position="super 58%" style:text-underline-style="none" officeooo:rsid="0029f783"/>
    </style:style>
    <style:style style:name="T27" style:family="text">
      <style:text-properties style:text-position="0% 100%"/>
    </style:style>
    <style:style style:name="T28" style:family="text">
      <style:text-properties style:text-position="0% 100%" style:text-underline-style="none"/>
    </style:style>
    <style:style style:name="T29" style:family="text">
      <style:text-properties style:text-position="0% 100%" style:text-underline-style="none" officeooo:rsid="0029f783"/>
    </style:style>
    <style:style style:name="T30" style:family="text">
      <style:text-properties style:text-position="0% 100%" style:text-underline-style="none" officeooo:rsid="003f8282"/>
    </style:style>
    <style:style style:name="T31" style:family="text">
      <style:text-properties style:text-position="0% 100%" officeooo:rsid="0047a547"/>
    </style:style>
    <style:style style:name="T32" style:family="text">
      <style:text-properties style:text-position="0% 100%" officeooo:rsid="00426242"/>
    </style:style>
    <style:style style:name="T33" style:family="text">
      <style:text-properties style:text-position="0% 100%" officeooo:rsid="004a42db"/>
    </style:style>
    <style:style style:name="T34" style:family="text">
      <style:text-properties style:text-position="0% 100%" officeooo:rsid="004de268"/>
    </style:style>
    <style:style style:name="T35" style:family="text">
      <style:text-properties style:text-position="0% 100%" officeooo:rsid="0066dee3"/>
    </style:style>
    <style:style style:name="T36" style:family="text">
      <style:text-properties style:text-position="0% 100%" fo:font-weight="bold" style:font-weight-asian="bold" style:font-weight-complex="bold"/>
    </style:style>
    <style:style style:name="T37" style:family="text">
      <style:text-properties style:text-position="0% 100%" officeooo:rsid="0072c117"/>
    </style:style>
    <style:style style:name="T38" style:family="text">
      <style:text-properties style:text-position="0% 100%" fo:font-weight="normal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text-position="sub 58%"/>
    </style:style>
    <style:style style:name="T41" style:family="text">
      <style:text-properties officeooo:rsid="00599631"/>
    </style:style>
    <style:style style:name="T42" style:family="text">
      <style:text-properties officeooo:rsid="005fc28d"/>
    </style:style>
    <style:style style:name="T43" style:family="text">
      <style:text-properties officeooo:rsid="0079e8ea"/>
    </style:style>
    <style:style style:name="T44" style:family="text">
      <style:text-properties officeooo:rsid="007ae6c9"/>
    </style:style>
    <style:style style:name="T45" style:family="text">
      <style:text-properties officeooo:rsid="0082e2ae"/>
    </style:style>
    <style:style style:name="T46" style:family="text">
      <style:text-properties officeooo:rsid="0087300b"/>
    </style:style>
    <style:style style:name="T47" style:family="text">
      <style:text-properties officeooo:rsid="008ef819"/>
    </style:style>
    <style:style style:name="T48" style:family="text">
      <style:text-properties officeooo:rsid="009d7906"/>
    </style:style>
    <style:style style:name="T49" style:family="text">
      <style:text-properties officeooo:rsid="009edbae"/>
    </style:style>
    <style:style style:name="T50" style:family="text">
      <style:text-properties officeooo:rsid="00aa4f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Proof</text:p>
      <text:p text:style-name="P1"/>
      <text:p text:style-name="P3">Lecture 1 – Number Systems and Proof Techniques</text:p>
      <text:p text:style-name="P9">Any natural number can be obtained by adding 1 from 0</text:p>
      <text:p text:style-name="P13">0 is a natural number, <text:span text:style-name="T16">and an integer</text:span></text:p>
      <text:p text:style-name="P12">Rational numbers can be written as fraction (denominator not 0)</text:p>
      <text:p text:style-name="P7"><text:span text:style-name="T1">Real numbers are distances to points on a number line</text:span><text:span text:style-name="T2"> (decimals)</text:span></text:p>
      <text:p text:style-name="P10">Proof is a carefully reasoned argument to convince sceptical listener</text:p>
      <text:p text:style-name="P11">Discovery and proof required to solve problems</text:p>
      <text:p text:style-name="P11"/>
      <text:p text:style-name="P3">Lecture 2 – Properties of Odd and Even Numbers</text:p>
      <text:p text:style-name="P49">↔ - if and only if</text:p>
      <text:p text:style-name="P43">∃<text:span text:style-name="T17"> - existential quantifier. ‘</text:span><text:span text:style-name="T18">There exists’</text:span></text:p>
      <text:p text:style-name="P46"/>
      <text:p text:style-name="P3"><text:span text:style-name="T21">Le</text:span>cture 3 – Proving Existential Statements</text:p>
      <text:p text:style-name="P14">Q(x) <text:s/>- property of x</text:p>
      <text:p text:style-name="P15">Constructive proof – give an example that fits the property</text:p>
      <text:p text:style-name="P44">∃<text:span text:style-name="T19">x Q(x)</text:span></text:p>
      <text:p text:style-name="P45"><text:span text:style-name="T19">x </text:span><text:span text:style-name="T17">can represent more than 1 variable</text:span></text:p>
      <text:p text:style-name="P5"><text:span text:style-name="T1">E.g. Prove: </text:span><text:span text:style-name="T20">∃</text:span><text:span text:style-name="T23"> </text:span><text:span text:style-name="T22">an even integer ∩ that can be written in 2 ways as a sum of 2 primes</text:span></text:p>
      <text:p text:style-name="P47">∩ = 22<text:tab/><text:tab/>22 = 11 + 11 = 3 + 19</text:p>
      <text:p text:style-name="P6"><text:span text:style-name="T22">Suppose r and s are integers. Prove </text:span><text:span text:style-name="T23">∃ </text:span><text:span text:style-name="T22">an integer k such that 22r + 18s = 2k</text:span></text:p>
      <text:p text:style-name="P48">k = 11r + 9s <text:tab/>22r + 18s = 2(11r + 9s) = 2.k<text:tab/>k = 11r + 9s</text:p>
      <text:p text:style-name="P48"/>
      <text:p text:style-name="P3">Lecture 4 – Proving Universal Statements</text:p>
      <text:p text:style-name="P16">Most are universal</text:p>
      <text:p text:style-name="P50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50"><text:span text:style-name="T3">∀</text:span><text:span text:style-name="T6">x if P(x) then Q(x)</text:span></text:p>
      <text:p text:style-name="P52"><text:span text:style-name="T6">P </text:span><text:span text:style-name="T1">limits the scope of the arbitrary objects</text:span></text:p>
      <text:p text:style-name="P51"><text:span text:style-name="T6">E.</text:span><text:span text:style-name="T1">g. if a and b are integers then 6a</text:span><text:span text:style-name="T25">2</text:span><text:span text:style-name="T28">b is even</text:span></text:p>
      <text:p text:style-name="P51"><text:span text:style-name="T28">6a</text:span><text:span text:style-name="T25">2</text:span><text:span text:style-name="T28">b = 2(3a</text:span><text:span text:style-name="T25">2</text:span><text:span text:style-name="T28">b) </text:span><text:span text:style-name="T29">therefore k=3a</text:span><text:span text:style-name="T26">2</text:span><text:span text:style-name="T29">b an integer. Therefore it is an even integer</text:span></text:p>
      <text:p text:style-name="P54"><text:span text:style-name="T29">S</text:span><text:span text:style-name="T28">ome statements can be proved with small ∩ </text:span></text:p>
      <text:p text:style-name="P56">Exhuastion – try every ∩ </text:p>
      <text:p text:style-name="P53"><text:span text:style-name="T28">E.g. Prove that (∩+1)</text:span><text:span text:style-name="T25">3</text:span><text:span text:style-name="T28"> &gt;= 3</text:span><text:span text:style-name="T25">n</text:span><text:span text:style-name="T28"> <text:tab/><text:tab/>0 &lt; ∩ =&lt; 4</text:span></text:p>
      <text:p text:style-name="P55">∩ = 1 … 8 &gt;= 3 true<text:tab/><text:tab/>∩ =2 … 27 &gt;= 9 true<text:tab/>∩ = 3 … 64 &gt;= 27<text:tab/>∩=4 … 125 &gt;= 81</text:p>
      <text:p text:style-name="P55"/>
      <text:p text:style-name="P3">Lecture 5 – Generalising from the Generic Particular</text:p>
      <text:p text:style-name="P19">Choose a particular but arbitrarily chosen value</text:p>
      <text:p text:style-name="P20">Show that it satisfies the property</text:p>
      <text:p text:style-name="P21">Disprove universal statement with proof by counterexample</text:p>
      <text:p text:style-name="P4"/>
      <text:p text:style-name="P3">Lecture 7 – Proof by Cases</text:p>
      <text:p text:style-name="P17">Combination of generalising from generic particular and proof by exhuastion</text:p>
      <text:p text:style-name="P3"><text:soft-page-break/>Lecture 8 – Indirect Proofs</text:p>
      <text:p text:style-name="P18">Proof beyond reasonable doubt – is it conceivable (likely).</text:p>
      <text:p text:style-name="P18">Proof by contradiction – is it possible to be both</text:p>
      <text:p text:style-name="P18"/>
      <text:p text:style-name="P3">Lecture 9 – Two Classic Results</text:p>
      <text:p text:style-name="P3">Lecture 10 – Indirect Proof of an Existential Statement</text:p>
      <text:p text:style-name="P3">Lecture 11 – Mathematical Induction</text:p>
      <text:p text:style-name="P41">Base case where n = 1 or n = 0</text:p>
      <text:p text:style-name="P41">Inductive case where n = m. Substitue m for n in the hypothesis.</text:p>
      <text:p text:style-name="P41">Then use n = m+1 and substitute (m+1) into hypothesis</text:p>
      <text:p text:style-name="P41">Use algebraic manipulation with n=(m+1) and n=(m+1) to derive </text:p>
      <text:p text:style-name="P42">Reach the hypothesis and conclude</text:p>
      <text:p text:style-name="P42"/>
      <text:p text:style-name="P3">Lecture 12 – Proving Properties of Programs</text:p>
      <text:p text:style-name="P3">Lecture 13 – Strong Induction</text:p>
      <text:p text:style-name="P3">Lecture 14 – Common Mistakes</text:p>
      <text:p text:style-name="P3"/>
      <text:p text:style-name="P1">Sets</text:p>
      <text:p text:style-name="P3">Lecture 1 – (Naive) Set Theory</text:p>
      <text:p text:style-name="P22">Ordering and numerations of each element doesn’t matter</text:p>
      <text:p text:style-name="P22">{3, 5, 7} = {7, 3, 3, 3, 5, 5, 7}</text:p>
      <text:p text:style-name="P23">K-permutation – considers order AND number</text:p>
      <text:p text:style-name="P23">K-combination – considers number only</text:p>
      <text:p text:style-name="P23">E.g. S = {1,2,3,4,5}</text:p>
      <text:p text:style-name="P23">3-permutation = {1,2,3} {3,2,1}, {2,1,3}, …, {1,4,5}, {4,5,1}, …, {5,2,1}, {2,5,1}, …</text:p>
      <text:p text:style-name="P23">3-combination = {1,2,3}, {1,2,4}, {1,2,5}, {1,3,4}, {1,3,5}, {1,4,1}, {1,4,5}</text:p>
      <text:p text:style-name="P61"/>
      <text:p text:style-name="P3">Lecture 2 – Subsets and Set Equality</text:p>
      <text:p text:style-name="P24">Only finite sets representable by computers</text:p>
      <text:p text:style-name="P25">Angle brackets <text:s/>⟨ ⟩ used for <text:span text:style-name="T39">ordered sequences </text:span></text:p>
      <text:p text:style-name="P25">E.g. S = ⟨1,2,3,4,5⟩, A = {1,3,5}, B = {3,4}</text:p>
      <text:p text:style-name="P26">Characteristic vector of A is [1,0,3,0,1], X<text:span text:style-name="T40">B</text:span><text:span text:style-name="T27"> = [0,0,1,1,0]</text:span></text:p>
      <text:p text:style-name="P57">Subset ⊆ is if all elements of B are in A</text:p>
      <text:p text:style-name="P57">{3,3,5} ⊆ {3,5} frequency doesn’t matter</text:p>
      <text:p text:style-name="P57">{5,3} ⊆ {3,5} order doesn’t matter</text:p>
      <text:p text:style-name="P58">∈ is for an element</text:p>
      <text:p text:style-name="P27"><text:span text:style-name="T27">If A ⊆ B and B ⊆ A then sets are equal A = B </text:span><text:span text:style-name="T31">(→)</text:span></text:p>
      <text:p text:style-name="P59">{5,4,4,3,5} = {3,4,5}</text:p>
      <text:p text:style-name="P28"><text:span text:style-name="T32">∅ ∈ </text:span><text:span text:style-name="T27">{∅</text:span><text:span text:style-name="T33">} </text:span><text:span text:style-name="T34">Set contains an empty element </text:span></text:p>
      <text:p text:style-name="P60">{{∅}, ∅} Has two elements. Element 1 = Set containing empty element, empty element</text:p>
      <text:p text:style-name="P62">Cannot derive set from CV</text:p>
      <text:p text:style-name="P73"/>
      <text:p text:style-name="P72"/>
      <text:p text:style-name="P3"><text:soft-page-break/>Lecture 3 – Additional Examples</text:p>
      <text:p text:style-name="P3">Lecture 4 – Set Operations</text:p>
      <text:p text:style-name="P63">Union = is in A or B (A ∪ B)</text:p>
      <text:p text:style-name="P64">Intersection = is in A and B (A ∩ B)</text:p>
      <text:p text:style-name="P65">Relative complement = is in only one </text:p>
      <text:p text:style-name="P65">E.g. the relative complement of set B rel to A = only in A (A ∩ B’) <text:span text:style-name="T41">= A – B</text:span></text:p>
      <text:p text:style-name="P66">A – ∅ = A</text:p>
      <text:p text:style-name="P67">∅ – A = ∅</text:p>
      <text:p text:style-name="P68">Complement = all numbers not in A. Includes those not in A or B</text:p>
      <text:p text:style-name="P69">∪ = universal set (all elements)</text:p>
      <text:p text:style-name="P70">Sequences cannot have repetitions</text:p>
      <text:p text:style-name="P71">Symmetric difference = is in A or B but not both ( (A ∩ B’) ∪ (B ∩ A’) ) - <text:span text:style-name="T42">triangle</text:span></text:p>
      <text:p text:style-name="P74">S.D. = (A ∪ B) – (A ∩ B)</text:p>
      <text:p text:style-name="P74"/>
      <text:p text:style-name="P3">Lecture 5 – Proving Identities</text:p>
      <text:p text:style-name="P3">Lecture 6 – The Algebra of Sets</text:p>
      <text:p text:style-name="P29">Commutative laws: A ∩ B = B ∩ A<text:tab/><text:tab/>A ∪ B = B ∪ A</text:p>
      <text:p text:style-name="P29">Associative: A ∪ (B ∪ C) = (A ∪ B) ∪ C<text:tab/><text:tab/>(A ∩ B) ∩ C = A ∩ (B ∩ C)</text:p>
      <text:p text:style-name="P29">Distributive: A ∩ (B ∪ C) = (A ∩ B) ∪ (A ∩ C) <text:tab/>A ∪ (B ∩ C) = (A u B) ∩ (A u C)</text:p>
      <text:p text:style-name="P30">Identity: A ∪ <text:span text:style-name="T27">∅ = A <text:tab/><text:tab/>A ∩ ∪ = A</text:span></text:p>
      <text:p text:style-name="P76">Complement: A ∪ ~ A = ∪ <text:tab/><text:tab/>A ∩ ~A = ∅ </text:p>
      <text:p text:style-name="P77">Double complement: ~ (~A) = A</text:p>
      <text:p text:style-name="P31"><text:span text:style-name="T27">Idempotent laws: A </text:span><text:span text:style-name="T35">∪ </text:span><text:span text:style-name="T27">A = A <text:tab/><text:tab/>A </text:span><text:span text:style-name="T35">∩</text:span><text:span text:style-name="T27"> A = A</text:span></text:p>
      <text:p text:style-name="P32"><text:span text:style-name="T27">Universal bound: A </text:span><text:span text:style-name="T35">∪ </text:span><text:span text:style-name="T27">U = U <text:tab/><text:tab/>A </text:span><text:span text:style-name="T35">∩ ∅ </text:span><text:span text:style-name="T27">= </text:span><text:span text:style-name="T35">∅</text:span></text:p>
      <text:p text:style-name="P31"><text:span text:style-name="T27">De Morgan’s: ~(A </text:span><text:span text:style-name="T35">∪</text:span><text:span text:style-name="T27"> B) = ~A </text:span><text:span text:style-name="T35">∩</text:span><text:span text:style-name="T27"> ~B<text:tab/><text:tab/>~(A </text:span><text:span text:style-name="T35">∩</text:span><text:span text:style-name="T27"> B) = ~A </text:span><text:span text:style-name="T35">∪</text:span><text:span text:style-name="T27"> ~B</text:span></text:p>
      <text:p text:style-name="P31"><text:span text:style-name="T27">Absorption: A </text:span><text:span text:style-name="T35">∪ </text:span><text:span text:style-name="T27">(A </text:span><text:span text:style-name="T35">∩</text:span><text:span text:style-name="T27"> B) = A <text:tab/><text:tab/><text:tab/>A </text:span><text:span text:style-name="T35">∩</text:span><text:span text:style-name="T27"> (A </text:span><text:span text:style-name="T36">U</text:span><text:span text:style-name="T27"> B) = A</text:span></text:p>
      <text:p text:style-name="P32"><text:span text:style-name="T27">Complement of U and </text:span><text:span text:style-name="T35">∅</text:span><text:span text:style-name="T27">: ~U = </text:span><text:span text:style-name="T35">∅</text:span><text:span text:style-name="T27"> <text:tab/><text:tab/>~</text:span><text:span text:style-name="T35">∅</text:span><text:span text:style-name="T27"> = U</text:span></text:p>
      <text:p text:style-name="P31"><text:span text:style-name="T27">Set difference: A – B = A </text:span><text:span text:style-name="T35">∩</text:span><text:span text:style-name="T27"> ~B</text:span></text:p>
      <text:p text:style-name="P78"/>
      <text:p text:style-name="P3">Lecture 7 – Cardinality of Sets</text:p>
      <text:p text:style-name="P33">|A| = number of distinct elements in A. A.k.a ||A||, #A</text:p>
      <text:p text:style-name="P34">Power set = Set of all subsets<text:tab/>|Pow(A)| = number of bit vectors of length n</text:p>
      <text:p text:style-name="P35">E.g. A = {1,2,3,4} then |Pow (A)| = {empty set}, {1}, {2}, {3}, {4], {1,2}, {1,3}, {1,4}, {2, 3}, {2, 4}, {3, 4}, {1,2,3}, {1,2,4}, {2,3,4}, {1,2,3,4}</text:p>
      <text:p text:style-name="P36">Number of n-bit vectors is 2<text:span text:style-name="T24">n</text:span><text:span text:style-name="T27"> e.g. 1-bit vector = [0] or [1] = 2 </text:span><text:span text:style-name="T37">vectors</text:span></text:p>
      <text:p text:style-name="P79">|A U B| = |A| + |B| - |A n B|</text:p>
      <text:p text:style-name="P80">|A U B U C| = |A| + |B| + |C| - |A n B| - |A n C| - |B n C| + |A n B n C|</text:p>
      <text:p text:style-name="P37">|A – (B U C)| = n<text:span text:style-name="T40">a</text:span><text:span text:style-name="T27"> <text:tab/><text:tab/>|B – (A U C)| = n</text:span><text:span text:style-name="T40">b</text:span><text:span text:style-name="T27"><text:tab/><text:tab/>|C – (A U B)| = n</text:span><text:span text:style-name="T40">c</text:span></text:p>
      <text:p text:style-name="P37"><text:span text:style-name="T27">|(A n B) – C| = n</text:span><text:span text:style-name="T40">ab<text:tab/><text:tab/></text:span><text:span text:style-name="T27">|(A n C| - B| = n</text:span><text:span text:style-name="T40">ac</text:span><text:span text:style-name="T27"> <text:tab/><text:tab/>|(B n C) – A| = n</text:span><text:span text:style-name="T40">bc</text:span></text:p>
      <text:p text:style-name="P37"><text:span text:style-name="T27">|A n B n C| = n</text:span><text:span text:style-name="T40">abc</text:span></text:p>
      <text:p text:style-name="P81">Above are special cases of the principle of inclusion and exclusion</text:p>
      <text:p text:style-name="P81"/>
      <text:p text:style-name="P3">Lecture 8 – Russel’s Paradox</text:p>
      <text:p text:style-name="P38">Object is not <text:span text:style-name="T43">always</text:span> meaningful</text:p>
      <text:p text:style-name="P39"><text:soft-page-break/>A can be a subset of A</text:p>
      <text:p text:style-name="P39">A cannot be an element of A <text:span text:style-name="T44">if A = {B | B notE B} </text:span>but also it can</text:p>
      <text:p text:style-name="P40">Must use A = {X E N | X = 2k for some integer k}</text:p>
      <text:p text:style-name="P40">N makes it naive because N has the same kind of problem</text:p>
      <text:p text:style-name="P40"/>
      <text:p text:style-name="P2">Functions</text:p>
      <text:p text:style-name="P8">Lecture 1- <text:span text:style-name="T45">Introduction</text:span></text:p>
      <text:p text:style-name="P85"><text:span text:style-name="T1">Every input has an output</text:span></text:p>
      <text:p text:style-name="P83"><text:span text:style-name="T1">A is the input</text:span></text:p>
      <text:p text:style-name="P83"><text:span text:style-name="T1">B is the set that the </text:span><text:span text:style-name="T8">out</text:span><text:span text:style-name="T1">put is in e.g. </text:span><text:span text:style-name="T8">Z</text:span></text:p>
      <text:p text:style-name="P83"><text:span text:style-name="T1">The range is the </text:span><text:span text:style-name="T9">real </text:span><text:span text:style-name="T1">output </text:span><text:span text:style-name="T9">of the function</text:span></text:p>
      <text:p text:style-name="P84"><text:span text:style-name="T1">E.g. if there is a function that takes the first character of the alphabet</text:span></text:p>
      <text:p text:style-name="P84"><text:span text:style-name="T1">Domain is all the names, range is the letters ‘A’-’Z’, </text:span><text:span text:style-name="T10">codomain</text:span><text:span text:style-name="T1"> is all chars</text:span></text:p>
      <text:p text:style-name="P84"><text:span text:style-name="T1"/></text:p>
      <text:p text:style-name="P8">Lecture 2 – <text:span text:style-name="T46">Injective, Surjective, Bijective</text:span></text:p>
      <text:p text:style-name="P102">Injective – one-to-one functions only</text:p>
      <text:p text:style-name="P103">Surjective – Range is the same as the codomain</text:p>
      <text:p text:style-name="P104">E.g. Z → Z given by f(x) = x<text:span text:style-name="T24">2</text:span><text:span text:style-name="T27"> is not surjective</text:span></text:p>
      <text:p text:style-name="P104"><text:span text:style-name="T27">Codomain (Z) is for all integers. Range doesn’t include -ves as can’t get -ve square root. </text:span></text:p>
      <text:p text:style-name="P104"><text:span text:style-name="T27">Range and codomain don’t coincide therefore not surjective</text:span></text:p>
      <text:p text:style-name="P105"><text:span text:style-name="T27">Z → Z f(x) = 2x is not surjective as cannot have odd integers in the range</text:span></text:p>
      <text:p text:style-name="P106"><text:span text:style-name="T27">However</text:span><text:span text:style-name="T38"> Q → Q <text:tab/>f(x) = 2x IS surjective as allows for decimals</text:span></text:p>
      <text:p text:style-name="P106"><text:span text:style-name="T38">Can have any +/-ve integer/decimal number. Q is all rational numbers, inc frac</text:span></text:p>
      <text:p text:style-name="P107"><text:span text:style-name="T38">Bijective: Function is both injective AND surjective</text:span></text:p>
      <text:p text:style-name="P107"><text:span text:style-name="T38"/></text:p>
      <text:p text:style-name="P8">Lecture 3 – <text:span text:style-name="T47">Cardinality and Pigeon Hole Principle</text:span></text:p>
      <text:p text:style-name="P86"><text:span text:style-name="T1">For finite sets: </text:span><text:span text:style-name="T11">where B is the codomain</text:span></text:p>
      <text:p text:style-name="P86"><text:span text:style-name="T1">|A| &gt;= |B| if and only if f: A → B is surjective </text:span><text:span text:style-name="T12">(as doesn’t have to be injective)</text:span></text:p>
      <text:p text:style-name="P86"><text:span text:style-name="T1">|A| &lt;= |B| iff f: A → B is injective </text:span><text:span text:style-name="T12">(as codomain can be larger than range)</text:span></text:p>
      <text:p text:style-name="P86"><text:span text:style-name="T1">|A| = |B| is it is bijective</text:span></text:p>
      <text:p text:style-name="P87"><text:span text:style-name="T1">P</text:span><text:span text:style-name="T14">H</text:span><text:span text:style-name="T1">P: If |A| &gt; |B| then at least one f occurs more than once </text:span></text:p>
      <text:p text:style-name="P87"><text:span text:style-name="T1">Therefore f(a) = f(b) only if they are distinct </text:span><text:span text:style-name="T13">a, b</text:span></text:p>
      <text:p text:style-name="P88"><text:span text:style-name="T13">E.</text:span><text:span text:style-name="T1">g. 15 people on bus, prove at least 2 have same birthday months</text:span></text:p>
      <text:p text:style-name="P88"><text:span text:style-name="T1">Let A = set of all the people on the bus <text:tab/>|A| = 15</text:span></text:p>
      <text:p text:style-name="P88"><text:span text:style-name="T1">Let B = set of all months <text:tab/><text:tab/><text:tab/><text:tab/>|B| = 12</text:span></text:p>
      <text:p text:style-name="P89"><text:span text:style-name="T1">f associates person with their birthday month </text:span></text:p>
      <text:p text:style-name="P89"><text:span text:style-name="T1">|A| &gt; |B| therefore according to PHP at least 2 people have the same month</text:span></text:p>
      <text:p text:style-name="P89"><text:span text:style-name="T1"/></text:p>
      <text:p text:style-name="P90"><text:span text:style-name="T1">E.g. 5 numbers selected from {1,2,3,4,5,6,7,8}. Show all combinations have 2 numbers adding to 9</text:span></text:p>
      <text:p text:style-name="P91"><text:span text:style-name="T1">B = {(1,8), (2, 7), (3, 6), (4, 5))</text:span></text:p>
      <text:p text:style-name="P91"><text:span text:style-name="T1">A = (X1, X2, X3, X4, X5) – general as don’t know the numbers</text:span></text:p>
      <text:p text:style-name="P91"><text:span text:style-name="T1">|A| = 5 <text:tab/><text:tab/>|B| = 4<text:tab/><text:tab/>Can map - <text:s/>not injective</text:span></text:p>
      <text:p text:style-name="P91"><text:soft-page-break/><text:span text:style-name="T1">|A| &gt; |B| therefore by PHP there will always be at least 2 numbers adding to 9</text:span></text:p>
      <text:p text:style-name="P91"><text:span text:style-name="T1"/></text:p>
      <text:p text:style-name="P8">Lecture 4 – <text:span text:style-name="T48">Extended Pigeonhole Principle</text:span></text:p>
      <text:p text:style-name="P92"><text:span text:style-name="T1">If |A| &gt; k|B| then there will always be a value of f that occurs at least k+1 times</text:span></text:p>
      <text:p text:style-name="P92"><text:span text:style-name="T1"/></text:p>
      <text:p text:style-name="P8">Lecture 5 – <text:span text:style-name="T49">Theorem of Friends and Strangers</text:span></text:p>
      <text:p text:style-name="P93"><text:span text:style-name="T1">E.g. Show that in any group of 6 people there are always either 3 who know of each other, or 3 complete strangers</text:span></text:p>
      <text:p text:style-name="P94"><text:span text:style-name="T1">Let {A,B, C, D, E, F} be all the people under consideration</text:span></text:p>
      <text:p text:style-name="P94"><text:span text:style-name="T1">Arbitrarily select a person e.g. F</text:span></text:p>
      <text:p text:style-name="P94"><text:span text:style-name="T1">Construct f: {A, B, C, D, E} → {0, 1} where f(x) = 1 if x knows F, or 0 else</text:span></text:p>
      <text:p text:style-name="P95"><text:span text:style-name="T1">|{A, B, C, D, E}| = 5 <text:tab/>|{0,1}| = 2 <text:tab/>|{A, B, C, D, E}| &gt; 2|{0,1}| </text:span></text:p>
      <text:p text:style-name="P95"><text:span text:style-name="T1">Therefore it must be the case that at least 3 values of x correspond to the same value of f(x)</text:span></text:p>
      <text:p text:style-name="P95"><text:span text:style-name="T1">i.e. there must exist {X1, X2, X3} </text:span><text:span text:style-name="T30">⊆ </text:span><text:span text:style-name="T1">{A, B, C, D, E} such that f(X1) = f(X2) = f(X3)</text:span></text:p>
      <text:p text:style-name="P96"><text:span text:style-name="T1"/></text:p>
      <text:p text:style-name="P97"><text:span text:style-name="T1">Case 1: Suppose that f(X1) = f(X2) = f(X3) = 1 – they all know F</text:span></text:p>
      <text:p text:style-name="P97"><text:span text:style-name="T1">Case 1.1 There is a pair that know each other. Both of the pair know F </text:span></text:p>
      <text:p text:style-name="P97"><text:span text:style-name="T1">Therefore there are 3 friends</text:span></text:p>
      <text:p text:style-name="P97"><text:span text:style-name="T1">Case 1.2 </text:span><text:span text:style-name="T15">There is no pair that know each other </text:span></text:p>
      <text:p text:style-name="P98"><text:span text:style-name="T1">X1 doesn’t know X2, X2 doesn’t know X3, X1 doesn’t know X2</text:span></text:p>
      <text:p text:style-name="P98"><text:span text:style-name="T1">Therefore there are 3 strangers</text:span></text:p>
      <text:p text:style-name="P98"><text:span text:style-name="T1"/></text:p>
      <text:p text:style-name="P99"><text:span text:style-name="T1">Case 2: f(X1) = f(X2) = f(X3) = 0 – no one knows F</text:span></text:p>
      <text:p text:style-name="P100"><text:span text:style-name="T1">Case 2.1 X1, X2, X3 all know each other</text:span></text:p>
      <text:p text:style-name="P101"><text:span text:style-name="T1">Case 2.2 There is a pair who don’t know each other. There are 3 strangers</text:span></text:p>
      <text:p text:style-name="P8">Lecture 6 – <text:span text:style-name="T50">Cardinality of Infinite Sets</text:span></text:p>
      <text:p text:style-name="P8">Lecture 7 – <text:span text:style-name="T50">Countable Sets</text:span></text:p>
      <text:p text:style-name="P8">Lecture 8 – <text:span text:style-name="T50">Uncountable Sets</text:span></text:p>
      <text:p text:style-name="P2">Relations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8">Lecture 7 - </text:p>
      <text:p text:style-name="P8">Lecture 8 - </text:p>
      <text:p text:style-name="P8">Lecture 9 - </text:p>
      <text:p text:style-name="P8">Lecture 10 - </text:p>
      <text:p text:style-name="P2">Logic</text:p>
      <text:p text:style-name="P8">Lecture 1 - </text:p>
      <text:p text:style-name="P8">Lecture 2 - </text:p>
      <text:p text:style-name="P8">Lecture 3 - </text:p>
      <text:p text:style-name="P8"><text:soft-page-break/>Lecture 4 - </text:p>
      <text:p text:style-name="P8">Lecture 5 - </text:p>
      <text:p text:style-name="P8">Lecture 6 - </text:p>
      <text:p text:style-name="P2">Counting</text:p>
      <text:p text:style-name="P8">Lecture 1 - </text:p>
      <text:p text:style-name="P8">Lecture 2 - </text:p>
      <text:p text:style-name="P8">Lecture 3 - </text:p>
      <text:p text:style-name="P8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1598in" fo:margin-right="1.159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5T20:38:15.508534401</dc:date>
    <meta:editing-cycles>141</meta:editing-cycles>
    <meta:editing-duration>P3DT6H41M58S</meta:editing-duration>
    <meta:generator>LibreOffice/6.1.5.2$Linux_X86_64 LibreOffice_project/10$Build-2</meta:generator>
    <meta:document-statistic meta:table-count="0" meta:image-count="0" meta:object-count="0" meta:page-count="6" meta:paragraph-count="198" meta:word-count="1822" meta:character-count="8601" meta:non-whitespace-character-count="6853"/>
  </office:meta>
</office:document-meta>
</file>